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nte_20_ABNT">
      <style:paragraph-properties fo:text-align="center" style:justify-single-word="false"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Fonte_20_ABNT">
      <style:paragraph-properties fo:text-align="center" style:justify-single-word="false"/>
    </style:style>
    <style:style style:name="P4" style:family="paragraph" style:parent-style-name="Fonte_20_ABNT">
      <style:paragraph-properties fo:margin-left="7.996cm" fo:margin-right="0cm" fo:line-height="150%" fo:text-align="justify" style:justify-single-word="false" fo:text-indent="0.03cm" style:auto-text-indent="false"/>
    </style:style>
    <style:style style:name="P5" style:family="paragraph" style:parent-style-name="ListStyle">
      <style:paragraph-properties fo:margin-left="0cm" fo:margin-right="0cm" fo:margin-top="0cm" fo:margin-bottom="0cm" fo:line-height="115%" fo:text-align="justify" style:justify-single-word="false" fo:text-indent="0cm" style:auto-text-indent="false"/>
    </style:style>
    <style:style style:name="P6" style:family="paragraph" style:parent-style-name="ListStyle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7" style:family="paragraph" style:parent-style-name="Contents_20_2">
      <style:paragraph-properties>
        <style:tab-stops>
          <style:tab-stop style:position="16.011cm" style:type="right" style:leader-style="dotted" style:leader-text="."/>
          <style:tab-stop style:position="16.589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cm" fo:line-height="200%" fo:text-align="justify" style:justify-single-word="false" fo:text-indent="1.251cm" style:auto-text-indent="false"/>
      <style:text-properties fo:language="pt" fo:country="BR" style:language-asian="en" style:country-asian="US" style:language-complex="en" style:country-complex="US"/>
    </style:style>
    <style:style style:name="P9" style:family="paragraph" style:parent-style-name="Text_20_body">
      <style:paragraph-properties fo:margin-top="0.42cm" fo:margin-bottom="1.251cm">
        <style:tab-stops>
          <style:tab-stop style:position="16.589cm" style:type="right" style:leader-style="dotted" style:leader-text="."/>
        </style:tab-stops>
      </style:paragraph-properties>
      <style:text-properties style:language-asian="en" style:country-asian="US" style:language-complex="en" style:country-complex="US"/>
    </style:style>
    <style:style style:name="P10" style:family="paragraph" style:parent-style-name="ListStyle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/>
    </style:style>
    <style:style style:name="P11" style:family="paragraph" style:parent-style-name="ListStyle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/>
    </style:style>
    <style:style style:name="P12" style:family="paragraph" style:parent-style-name="ListStyle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style:language-asian="en" style:country-asian="US" style:language-complex="en" style:country-complex="US"/>
    </style:style>
    <style:style style:name="P13" style:family="paragraph" style:parent-style-name="Heading_20_2">
      <style:text-properties fo:language="pt" fo:country="BR" style:language-asian="en" style:country-asian="US" style:language-complex="en" style:country-complex="US"/>
    </style:style>
    <style:style style:name="P14" style:family="paragraph" style:parent-style-name="Heading_20_2">
      <style:text-properties style:language-asian="en" style:country-asian="US" style:language-complex="en" style:country-complex="US"/>
    </style:style>
    <style:style style:name="P15" style:family="paragraph" style:parent-style-name="Heading_20_2">
      <style:paragraph-properties fo:break-before="page"/>
      <style:text-properties fo:language="pt" fo:country="BR" style:language-asian="en" style:country-asian="US" style:language-complex="en" style:country-complex="US"/>
    </style:style>
    <style:style style:name="P16" style:family="paragraph" style:parent-style-name="Fonte_20_ABNT" style:master-page-name="Standard">
      <style:paragraph-properties fo:text-align="center" style:justify-single-word="false" style:page-number="auto" fo:break-before="page"/>
    </style:style>
    <style:style style:name="P17" style:family="paragraph" style:parent-style-name="Fonte_20_ABNT">
      <style:text-properties fo:language="pt" fo:country="BR" style:language-asian="en" style:country-asian="US" style:language-complex="en" style:country-complex="US"/>
    </style:style>
    <style:style style:name="P18" style:family="paragraph" style:parent-style-name="Fonte_20_ABNT" style:list-style-name="WW8Num2">
      <style:text-properties fo:language="pt" fo:country="BR" style:language-asian="en" style:country-asian="US" style:language-complex="en" style:country-complex="US"/>
    </style:style>
    <style:style style:name="P19" style:family="paragraph" style:parent-style-name="Fonte_20_ABNT">
      <style:paragraph-properties fo:text-align="center" style:justify-single-word="false"/>
      <style:text-properties fo:language="pt" fo:country="BR" style:language-asian="en" style:country-asian="US" style:language-complex="en" style:country-complex="US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language-asian="en" style:country-asian="US" style:font-style-asian="normal" style:font-weight-asian="bold" style:font-name-complex="Arial" style:font-size-complex="11pt" style:language-complex="en" style:country-complex="US" style:font-style-complex="normal" style:font-weight-complex="bold"/>
    </style:style>
    <style:style style:name="T4" style:family="text"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/>
    </style:style>
    <style:style style:name="T5" style:family="text">
      <style:text-properties style:text-line-through-style="none" style:font-name="Arial" fo:font-size="11pt" fo:font-style="normal" fo:font-weight="normal" style:font-name-asian="Arial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8" style:family="text">
      <style:text-properties style:font-name="Arial" fo:font-size="12pt" fo:font-style="italic" fo:font-weight="normal" style:font-size-asian="12pt" style:font-style-asian="italic" style:font-weight-asian="normal" style:font-name-complex="Arial" style:font-size-complex="12pt" style:font-weight-complex="normal"/>
    </style:style>
    <style:style style:name="T9" style:family="text"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231f2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/>
    </style:style>
    <style:style style:name="T13" style:family="text">
      <style:text-properties style:language-asian="en" style:country-asian="US" style:language-complex="en" style:country-complex="US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Default_20_Paragraph_20_Font"><text:span text:style-name="T1">UNIVERSIDADE ESTADUAL PAULISTA “JULIO DE MESQUITA FILHO”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Default_20_Paragraph_20_Font"><text:span text:style-name="T1">PARÂMETROS DE QUALIDADE PARA TRANSPARÊNCIA ORÇAMENTÁRIA <text:s/>MUNICIPAL VAI INTERNET (TOMWEB)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Default_20_Paragraph_20_Font"><text:span text:style-name="T1">2011</text:span></text:span></text:p>
      <text:p text:style-name="P1"><text:span text:style-name="Default_20_Paragraph_20_Font"><text:span text:style-name="T1">UNIVERSIDADE ESTADUAL PAULISTA “JULIO DE MESQUITA FILHO”</text:span></text:span></text:p>
      <text:p text:style-name="P3"/>
      <text:p text:style-name="P3"/>
      <text:p text:style-name="P3"/>
      <text:p text:style-name="P3"/>
      <text:p text:style-name="P3"/>
      <text:p text:style-name="P3"><text:span text:style-name="Default_20_Paragraph_20_Font"><text:span text:style-name="T1">PARÂMETROS DE QUALIDADE PARA TRANSPARÊNCIA ORÇAMENTÁRIA <text:s/>MUNICIPAL VAI INTERNET (TOMWEB)</text:span></text:span></text:p>
      <text:p text:style-name="P3"/>
      <text:p text:style-name="P3"/>
      <text:p text:style-name="P19"/>
      <text:p text:style-name="P4"><text:span text:style-name="Default_20_Paragraph_20_Font"><text:span text:style-name="T4">Projeto de pesquisa para o ingresso no curso de Mestrado em Ciência da Informação – UNESP campus de Marília.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Default_20_Paragraph_20_Font"><text:span text:style-name="T1">2011</text:span></text:span></text:p>
      <text:p text:style-name="P2">Sumário</text:p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51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011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7">1 Apresentação<text:tab/>4</text:p>
          <text:p text:style-name="P7">2 Problema<text:tab/>4</text:p>
          <text:p text:style-name="P7">3 Hipótese<text:tab/>5</text:p>
          <text:p text:style-name="P7">4 Objetivos<text:tab/>6</text:p>
          <text:p text:style-name="P7">4.1 Objetivo Geral<text:tab/>6</text:p>
          <text:p text:style-name="P7">4.2 Objetivos específicos<text:tab/>6</text:p>
          <text:p text:style-name="P7">5 Justificativa<text:tab/>7</text:p>
          <text:p text:style-name="P7">6 Metodologia<text:tab/>7</text:p>
          <text:p text:style-name="P7">7 Referêncial Teórico<text:tab/>7</text:p>
          <text:p text:style-name="P7">8 Referências<text:tab/>9</text:p>
        </text:index-body>
      </text:table-of-content>
      <text:section text:style-name="Sect2" text:name="Section2">
        <text:p text:style-name="P9"/>
        <text:h text:style-name="P15" text:outline-level="2">1 Apresentação</text:h>
        <text:p text:style-name="P17">A finalidade deste projeto é de estimular as prefeituras a progredir na implementação e melhora contínua de seus portais da transparência, espaços online dedicados à divulgação de informações orçamentárias. Sugere a adoção da Escala de Transparência Municipal, metodologia que engloba métricas e padrões para medir a qualidade dos portais de transparência. Esta pesquisa visa estabelecer um padrão de qualidade para transparência municipal e criar uma metodologia de análise que possibilite a comparação universal de diferentes portais entre diferentes municípios.</text:p>
        <text:p text:style-name="P17"><text:span text:style-name="T10">Palavras-chave:</text:span> Qualidade, Transparência Orçamentária Municipal, TOMWEB,</text:p>
        <text:h text:style-name="P13" text:outline-level="2">2 Problema</text:h>
        <text:p text:style-name="P17">A Lei Complementar 131/09 obriga os municípios a divulgarem seus gastos pela internet, o tema é de comprovada importância para toda a sociedade e é relativo a qualquer cidadão, pois a internet permite o acesso de todos os munícipes à averiguação dos gastos públicos. A lei exige a publicação das informações e dá liberdade para as prefeituras, porém a situação atual revela um problema de falta de padronização, a lei obriga as prefeituras a criar portais da transparência, mas não diz como fazer.</text:p>
        <text:p text:style-name="P17">Deve-se atentar para o fato de que em estudo realizado com prefeituras da Região Administrativa Central do Estado de São Paulo, uma região composta por 26 <text:soft-page-break/>municípios, as exigências para o cumprimento da Lei Complementar 131/09 não foram plenamente atendidas por nenhum município. De um total de 10 itens que as prefeituras deveriam divulgar pela internet, verificou-se que, “a quantidade de municípios que não apresentam nenhuma informação sobre finanças e compras públicas na web, na RA Central SP é de 7 (mais de um quarto do total). Os que apresentam entre 1 item e metade do total são 12. Cinco municípios apresentam de 6 a 8 itens” (PIRES, 2010b). O que nos mostra que a lei não está sendo atendida pela maioria dos municípios.</text:p>
        <text:h text:style-name="P13" text:outline-level="2">3 Hipótese</text:h>
        <text:p text:style-name="P17">A Escala de Transparência Orçamentária Municipal pode servir como parâmetro de qualidade para portais de transparência, orientando as prefeituras na implementação e melhoria dos portais de transparência, ajudando as prefeituras a obedecerem todos os aspectos legais e recomendações do governo.</text:p>
        <text:h text:style-name="P13" text:outline-level="2">4 Objetivos</text:h>
        <text:h text:style-name="P13" text:outline-level="2">4.1 Objetivo Geral</text:h>
        <text:p text:style-name="P17">Criar uma metodologia universal para avaliar a qualidade dos portais de transparência de gastos públicos municipais, em critérios como cumprimento legal, maturidade do serviço prestado, comunicabilidade, confiabilidade, acessibilidade, disponibilidade, facilidade de uso e transparência, que possibilite uma análise <text:soft-page-break/>comparativa entre os níveis de transparência dos municípios, sem que as diferenças regionais e culturais de cada localidade interfiram no resultado.</text:p>
        <text:h text:style-name="P13" text:outline-level="2">4.2 Objetivos específicos</text:h>
        <text:list xml:id="list553158507" text:style-name="WW8Num2">
          <text:list-item>
            <text:p text:style-name="P18">Estabelecer parâmetros de qualidade para a divulgação de informações municipais via internet</text:p>
          </text:list-item>
          <text:list-item>
            <text:p text:style-name="P18">Analisar o tratamento dado as informações orçamentárias das prefeituras e a qualidade da transparência oferecida</text:p>
          </text:list-item>
          <text:list-item>
            <text:p text:style-name="P18">Possibilitar a comparação da qualidade da transparência entre diversos municípios de maneira universal</text:p>
          </text:list-item>
          <text:list-item>
            <text:p text:style-name="P18">Permitir a criação de um ranking nacional da qualidade da transparência municipal</text:p>
          </text:list-item>
        </text:list>
        <text:h text:style-name="P13" text:outline-level="2">5 Justificativa</text:h>
        <text:p text:style-name="P17">O tema é de comprovada importância para a sociedade pois a Lei Complementar 131/09 obriga os municípios a divulgarem seus gastos pela internet, para permitir o acesso de todos os munícipes à averiguação dos gastos públicos. Porém a lei não determina com precisão como essas informações devem estar dispostas e este trabalho visa preencher essa lacuna, definindo um padrão de qualidade para os portais de transparência.</text:p>
        <text:h text:style-name="P13" text:outline-level="2"><text:soft-page-break/>6 Metodologia</text:h>
        <text:p text:style-name="P17">Pesquisa bibliográfica e estudos de casos aplicando, testando e documentando os resultados da utilização da Escala de Transparência Orçamentária (e-TOM) nos portais de transparência dos municípios.</text:p>
        <text:h text:style-name="P13" text:outline-level="2">7 Referencial Teórico</text:h>
        <text:p text:style-name="P17"><text:bookmark-start text:name="h.6v02lw-22r4cn"/>A<text:bookmark-end text:name="h.6v02lw-22r4cn"/> transparência orçamentária municipal é um conceito amplo e vem ganhando destaque na agenda política nacional. Existe uma forte pressão da opinião pública no sentido de exigir mais transparência das ações, decisões e prestação de contas públicas. “As pressões sociais e políticas pela transparência fiscal e orçamentária derivam também de movimentos em defesa de governos mais eficientes, eficazes, efetivos e responsivos (accountables), preocupados com a legitimidade dos governos e a economicidade das administrações públicas.” (PIRES, 2010, p. 21)</text:p>
        <text:p text:style-name="P17"><text:bookmark-start text:name="h.6wj5ki-ukd9xr"/>Na<text:bookmark-end text:name="h.6wj5ki-ukd9xr"/> última década inovadoras e importantes leis foram aprovadas, as leis complementares LC 101/00 (Lei de Responsabilidade Fiscal) e a LC 131/09, ambas regulamentam o controle e execução do processo orçamentário e financeiro, são esforços para obter maior eficiência e transparência dos agentes públicos, incluindo municipais.</text:p>
        <text:p text:style-name="P17"><text:span text:style-name="T6">O conceito de transparência pode englobar diversas perspectivas, as contribuições para o tema surgem de uma diversidades de instituições, “</text:span><text:span text:style-name="T7">de organismos multilaterais, governos nacionais e subnacionais, entidades da sociedade civil, organizações não-governamentais e institutos de pesquisa, em numerosos países.” </text:span><text:soft-page-break/><text:span text:style-name="T7">(PIRES, 2010, p. 21) “Dentre as quais merecem destaque o FMI – Fundo Monetário Internacional e a OCDE – Organização para a Cooperação e o Desenvolvimento Econômico, pela influência que exercem sobre os países-membros e também sobre os demais. (PIRES, 2010, p.22)</text:span></text:p>
        <text:p text:style-name="P8"><text:span text:style-name="T7">“O FMI foi a instituição multilateral que explicitou minuciosamente o conceito de transparência fiscal em 1998, por meio de seu </text:span><text:span text:style-name="T8">Código de Boas Práticas de Transparência Fiscal</text:span><text:span text:style-name="T7">, seguido de seu </text:span><text:span text:style-name="T8">Manual de Transparência Fiscal</text:span><text:span text:style-name="T7">.” (PIRES, 2010, p. 22). O outro organismo multilateral de destaque é a OCDE, que publicou o documento </text:span><text:span text:style-name="T8">Práticas Ótimas da OCDE para Obter a Transparência Orçamentária. </text:span><text:span text:style-name="T9">“</text:span><text:span text:style-name="T11">A OCDE (2008) também desenvolveu o conceito de integralidade das compras públicas, que deve ser considerado um elemento-chave na transparência orçamentária na medida em que parte expressiva das despesas orçamentárias referem-se a compras e contratações no mercado” (PIRES, 2010, p. 24)</text:span></text:p>
        <text:p text:style-name="P8"><text:span text:style-name="T11">“Mais do que ofertar serviços, no entanto, as políticas em desenvolvimento <text:s/>buscam ampliar o alcance das ações ao considerar um conjunto de questões <text:s/></text:span><text:span text:style-name="T11">relacionadas ao necessário alinhamento da implantação de serviços públicos por meios eletrônicos com as necessidades da população. Iniciativas voltadas para aspectos relacionados à usabilidade, acessibilidade, linguagem visual e escrita, arquitetura de conteúdo e interoperabilidade, ou seja, focadas na interface de interação com o usuário são alguns exemplos a citar.” (BRASIL, 2007, p. 4)</text:span></text:p>
        <text:h text:style-name="P14" text:outline-level="2"><text:soft-page-break/>8 <text:bookmark-start text:name="h.ho19tg-2frqdy"/>Referências<text:bookmark-end text:name="h.ho19tg-2frqdy"/></text:h>
        <text:p text:style-name="P5"><text:span text:style-name="Default_20_Paragraph_20_Font"><text:span text:style-name="T2">BRASIL. Lei Complementar n. 101, de 4 de maio de 2000. Disponível em: &lt;</text:span></text:span><text:a xlink:type="simple" xlink:href="http://www.google.com/url?q=http%3A%2F%2Fwww.planalto.gov.br%2Fccivil_03%2FLeis%2FLCP%2FLcp101.htm&amp;sa=D&amp;sntz=1&amp;usg=AFQjCNFTy-a1Rk-Os9FCu3_OOgQbe4wFtg"><text:span text:style-name="Internet_20_link"><text:span text:style-name="T5"> </text:span></text:span></text:a><text:a xlink:type="simple" xlink:href="http://www.google.com/url?q=http%3A%2F%2Fwww.planalto.gov.br%2Fccivil_03%2FLeis%2FLCP%2FLcp101.htm&amp;sa=D&amp;sntz=1&amp;usg=AFQjCNFTy-a1Rk-Os9FCu3_OOgQbe4wFtg"><text:span text:style-name="Internet_20_link">http</text:span></text:a><text:a xlink:type="simple" xlink:href="http://www.google.com/url?q=http%3A%2F%2Fwww.planalto.gov.br%2Fccivil_03%2FLeis%2FLCP%2FLcp101.htm&amp;sa=D&amp;sntz=1&amp;usg=AFQjCNFTy-a1Rk-Os9FCu3_OOgQbe4wFtg"><text:span text:style-name="Internet_20_link">://</text:span></text:a><text:a xlink:type="simple" xlink:href="http://www.google.com/url?q=http%3A%2F%2Fwww.planalto.gov.br%2Fccivil_03%2FLeis%2FLCP%2FLcp101.htm&amp;sa=D&amp;sntz=1&amp;usg=AFQjCNFTy-a1Rk-Os9FCu3_OOgQbe4wFtg"><text:span text:style-name="Internet_20_link">www</text:span></text:a><text:a xlink:type="simple" xlink:href="http://www.google.com/url?q=http%3A%2F%2Fwww.planalto.gov.br%2Fccivil_03%2FLeis%2FLCP%2FLcp101.htm&amp;sa=D&amp;sntz=1&amp;usg=AFQjCNFTy-a1Rk-Os9FCu3_OOgQbe4wFtg"><text:span text:style-name="Internet_20_link">.</text:span></text:a><text:a xlink:type="simple" xlink:href="http://www.google.com/url?q=http%3A%2F%2Fwww.planalto.gov.br%2Fccivil_03%2FLeis%2FLCP%2FLcp101.htm&amp;sa=D&amp;sntz=1&amp;usg=AFQjCNFTy-a1Rk-Os9FCu3_OOgQbe4wFtg"><text:span text:style-name="Internet_20_link">planalto</text:span></text:a><text:a xlink:type="simple" xlink:href="http://www.google.com/url?q=http%3A%2F%2Fwww.planalto.gov.br%2Fccivil_03%2FLeis%2FLCP%2FLcp101.htm&amp;sa=D&amp;sntz=1&amp;usg=AFQjCNFTy-a1Rk-Os9FCu3_OOgQbe4wFtg"><text:span text:style-name="Internet_20_link">.</text:span></text:a><text:a xlink:type="simple" xlink:href="http://www.google.com/url?q=http%3A%2F%2Fwww.planalto.gov.br%2Fccivil_03%2FLeis%2FLCP%2FLcp101.htm&amp;sa=D&amp;sntz=1&amp;usg=AFQjCNFTy-a1Rk-Os9FCu3_OOgQbe4wFtg"><text:span text:style-name="Internet_20_link">gov</text:span></text:a><text:a xlink:type="simple" xlink:href="http://www.google.com/url?q=http%3A%2F%2Fwww.planalto.gov.br%2Fccivil_03%2FLeis%2FLCP%2FLcp101.htm&amp;sa=D&amp;sntz=1&amp;usg=AFQjCNFTy-a1Rk-Os9FCu3_OOgQbe4wFtg"><text:span text:style-name="Internet_20_link">.</text:span></text:a><text:a xlink:type="simple" xlink:href="http://www.google.com/url?q=http%3A%2F%2Fwww.planalto.gov.br%2Fccivil_03%2FLeis%2FLCP%2FLcp101.htm&amp;sa=D&amp;sntz=1&amp;usg=AFQjCNFTy-a1Rk-Os9FCu3_OOgQbe4wFtg"><text:span text:style-name="Internet_20_link">br</text:span></text:a><text:a xlink:type="simple" xlink:href="http://www.google.com/url?q=http%3A%2F%2Fwww.planalto.gov.br%2Fccivil_03%2FLeis%2FLCP%2FLcp101.htm&amp;sa=D&amp;sntz=1&amp;usg=AFQjCNFTy-a1Rk-Os9FCu3_OOgQbe4wFtg"><text:span text:style-name="Internet_20_link">/</text:span></text:a><text:a xlink:type="simple" xlink:href="http://www.google.com/url?q=http%3A%2F%2Fwww.planalto.gov.br%2Fccivil_03%2FLeis%2FLCP%2FLcp101.htm&amp;sa=D&amp;sntz=1&amp;usg=AFQjCNFTy-a1Rk-Os9FCu3_OOgQbe4wFtg"><text:span text:style-name="Internet_20_link">ccivil</text:span></text:a><text:a xlink:type="simple" xlink:href="http://www.google.com/url?q=http%3A%2F%2Fwww.planalto.gov.br%2Fccivil_03%2FLeis%2FLCP%2FLcp101.htm&amp;sa=D&amp;sntz=1&amp;usg=AFQjCNFTy-a1Rk-Os9FCu3_OOgQbe4wFtg"><text:span text:style-name="Internet_20_link">_03/</text:span></text:a><text:a xlink:type="simple" xlink:href="http://www.google.com/url?q=http%3A%2F%2Fwww.planalto.gov.br%2Fccivil_03%2FLeis%2FLCP%2FLcp101.htm&amp;sa=D&amp;sntz=1&amp;usg=AFQjCNFTy-a1Rk-Os9FCu3_OOgQbe4wFtg"><text:span text:style-name="Internet_20_link">Leis</text:span></text:a><text:a xlink:type="simple" xlink:href="http://www.google.com/url?q=http%3A%2F%2Fwww.planalto.gov.br%2Fccivil_03%2FLeis%2FLCP%2FLcp101.htm&amp;sa=D&amp;sntz=1&amp;usg=AFQjCNFTy-a1Rk-Os9FCu3_OOgQbe4wFtg"><text:span text:style-name="Internet_20_link">/</text:span></text:a><text:a xlink:type="simple" xlink:href="http://www.google.com/url?q=http%3A%2F%2Fwww.planalto.gov.br%2Fccivil_03%2FLeis%2FLCP%2FLcp101.htm&amp;sa=D&amp;sntz=1&amp;usg=AFQjCNFTy-a1Rk-Os9FCu3_OOgQbe4wFtg"><text:span text:style-name="Internet_20_link">LCP</text:span></text:a><text:a xlink:type="simple" xlink:href="http://www.google.com/url?q=http%3A%2F%2Fwww.planalto.gov.br%2Fccivil_03%2FLeis%2FLCP%2FLcp101.htm&amp;sa=D&amp;sntz=1&amp;usg=AFQjCNFTy-a1Rk-Os9FCu3_OOgQbe4wFtg"><text:span text:style-name="Internet_20_link">/</text:span></text:a><text:a xlink:type="simple" xlink:href="http://www.google.com/url?q=http%3A%2F%2Fwww.planalto.gov.br%2Fccivil_03%2FLeis%2FLCP%2FLcp101.htm&amp;sa=D&amp;sntz=1&amp;usg=AFQjCNFTy-a1Rk-Os9FCu3_OOgQbe4wFtg"><text:span text:style-name="Internet_20_link">Lcp</text:span></text:a><text:a xlink:type="simple" xlink:href="http://www.google.com/url?q=http%3A%2F%2Fwww.planalto.gov.br%2Fccivil_03%2FLeis%2FLCP%2FLcp101.htm&amp;sa=D&amp;sntz=1&amp;usg=AFQjCNFTy-a1Rk-Os9FCu3_OOgQbe4wFtg"><text:span text:style-name="Internet_20_link">101.</text:span></text:a><text:a xlink:type="simple" xlink:href="http://www.google.com/url?q=http%3A%2F%2Fwww.planalto.gov.br%2Fccivil_03%2FLeis%2FLCP%2FLcp101.htm&amp;sa=D&amp;sntz=1&amp;usg=AFQjCNFTy-a1Rk-Os9FCu3_OOgQbe4wFtg"><text:span text:style-name="Internet_20_link">htm</text:span></text:a><text:span text:style-name="Default_20_Paragraph_20_Font"><text:span text:style-name="T2">&gt;. Acesso em: 25 out 2010.</text:span></text:span></text:p>
        <text:p text:style-name="P10"/>
        <text:p text:style-name="P5"><text:span text:style-name="Default_20_Paragraph_20_Font"><text:span text:style-name="T2">_____. Lei Complementar n. 131, de 27 de maio de 2009. Disponível em: &lt;</text:span></text:span><text:a xlink:type="simple" xlink:href="http://www.google.com/url?q=http%3A%2F%2Fwww.planalto.gov.br%2Fccivil%2Fleis%2FLCP%2FLcp131.htm&amp;sa=D&amp;sntz=1&amp;usg=AFQjCNGbkbooFjFFmbvuB2oLfohSrzHu4g"><text:span text:style-name="Internet_20_link"> </text:span></text:a><text:a xlink:type="simple" xlink:href="http://www.google.com/url?q=http%3A%2F%2Fwww.planalto.gov.br%2Fccivil%2Fleis%2FLCP%2FLcp131.htm&amp;sa=D&amp;sntz=1&amp;usg=AFQjCNGbkbooFjFFmbvuB2oLfohSrzHu4g"><text:span text:style-name="Internet_20_link">http</text:span></text:a><text:a xlink:type="simple" xlink:href="http://www.google.com/url?q=http%3A%2F%2Fwww.planalto.gov.br%2Fccivil%2Fleis%2FLCP%2FLcp131.htm&amp;sa=D&amp;sntz=1&amp;usg=AFQjCNGbkbooFjFFmbvuB2oLfohSrzHu4g"><text:span text:style-name="Internet_20_link">://</text:span></text:a><text:a xlink:type="simple" xlink:href="http://www.google.com/url?q=http%3A%2F%2Fwww.planalto.gov.br%2Fccivil%2Fleis%2FLCP%2FLcp131.htm&amp;sa=D&amp;sntz=1&amp;usg=AFQjCNGbkbooFjFFmbvuB2oLfohSrzHu4g"><text:span text:style-name="Internet_20_link">www</text:span></text:a><text:a xlink:type="simple" xlink:href="http://www.google.com/url?q=http%3A%2F%2Fwww.planalto.gov.br%2Fccivil%2Fleis%2FLCP%2FLcp131.htm&amp;sa=D&amp;sntz=1&amp;usg=AFQjCNGbkbooFjFFmbvuB2oLfohSrzHu4g"><text:span text:style-name="Internet_20_link">.</text:span></text:a><text:a xlink:type="simple" xlink:href="http://www.google.com/url?q=http%3A%2F%2Fwww.planalto.gov.br%2Fccivil%2Fleis%2FLCP%2FLcp131.htm&amp;sa=D&amp;sntz=1&amp;usg=AFQjCNGbkbooFjFFmbvuB2oLfohSrzHu4g"><text:span text:style-name="Internet_20_link">planalto</text:span></text:a><text:a xlink:type="simple" xlink:href="http://www.google.com/url?q=http%3A%2F%2Fwww.planalto.gov.br%2Fccivil%2Fleis%2FLCP%2FLcp131.htm&amp;sa=D&amp;sntz=1&amp;usg=AFQjCNGbkbooFjFFmbvuB2oLfohSrzHu4g"><text:span text:style-name="Internet_20_link">.</text:span></text:a><text:a xlink:type="simple" xlink:href="http://www.google.com/url?q=http%3A%2F%2Fwww.planalto.gov.br%2Fccivil%2Fleis%2FLCP%2FLcp131.htm&amp;sa=D&amp;sntz=1&amp;usg=AFQjCNGbkbooFjFFmbvuB2oLfohSrzHu4g"><text:span text:style-name="Internet_20_link">gov</text:span></text:a><text:a xlink:type="simple" xlink:href="http://www.google.com/url?q=http%3A%2F%2Fwww.planalto.gov.br%2Fccivil%2Fleis%2FLCP%2FLcp131.htm&amp;sa=D&amp;sntz=1&amp;usg=AFQjCNGbkbooFjFFmbvuB2oLfohSrzHu4g"><text:span text:style-name="Internet_20_link">.</text:span></text:a><text:a xlink:type="simple" xlink:href="http://www.google.com/url?q=http%3A%2F%2Fwww.planalto.gov.br%2Fccivil%2Fleis%2FLCP%2FLcp131.htm&amp;sa=D&amp;sntz=1&amp;usg=AFQjCNGbkbooFjFFmbvuB2oLfohSrzHu4g"><text:span text:style-name="Internet_20_link">br</text:span></text:a><text:a xlink:type="simple" xlink:href="http://www.google.com/url?q=http%3A%2F%2Fwww.planalto.gov.br%2Fccivil%2Fleis%2FLCP%2FLcp131.htm&amp;sa=D&amp;sntz=1&amp;usg=AFQjCNGbkbooFjFFmbvuB2oLfohSrzHu4g"><text:span text:style-name="Internet_20_link">/</text:span></text:a><text:a xlink:type="simple" xlink:href="http://www.google.com/url?q=http%3A%2F%2Fwww.planalto.gov.br%2Fccivil%2Fleis%2FLCP%2FLcp131.htm&amp;sa=D&amp;sntz=1&amp;usg=AFQjCNGbkbooFjFFmbvuB2oLfohSrzHu4g"><text:span text:style-name="Internet_20_link">ccivil</text:span></text:a><text:a xlink:type="simple" xlink:href="http://www.google.com/url?q=http%3A%2F%2Fwww.planalto.gov.br%2Fccivil%2Fleis%2FLCP%2FLcp131.htm&amp;sa=D&amp;sntz=1&amp;usg=AFQjCNGbkbooFjFFmbvuB2oLfohSrzHu4g"><text:span text:style-name="Internet_20_link">/</text:span></text:a><text:a xlink:type="simple" xlink:href="http://www.google.com/url?q=http%3A%2F%2Fwww.planalto.gov.br%2Fccivil%2Fleis%2FLCP%2FLcp131.htm&amp;sa=D&amp;sntz=1&amp;usg=AFQjCNGbkbooFjFFmbvuB2oLfohSrzHu4g"><text:span text:style-name="Internet_20_link">leis</text:span></text:a><text:a xlink:type="simple" xlink:href="http://www.google.com/url?q=http%3A%2F%2Fwww.planalto.gov.br%2Fccivil%2Fleis%2FLCP%2FLcp131.htm&amp;sa=D&amp;sntz=1&amp;usg=AFQjCNGbkbooFjFFmbvuB2oLfohSrzHu4g"><text:span text:style-name="Internet_20_link">/</text:span></text:a><text:a xlink:type="simple" xlink:href="http://www.google.com/url?q=http%3A%2F%2Fwww.planalto.gov.br%2Fccivil%2Fleis%2FLCP%2FLcp131.htm&amp;sa=D&amp;sntz=1&amp;usg=AFQjCNGbkbooFjFFmbvuB2oLfohSrzHu4g"><text:span text:style-name="Internet_20_link">LCP</text:span></text:a><text:a xlink:type="simple" xlink:href="http://www.google.com/url?q=http%3A%2F%2Fwww.planalto.gov.br%2Fccivil%2Fleis%2FLCP%2FLcp131.htm&amp;sa=D&amp;sntz=1&amp;usg=AFQjCNGbkbooFjFFmbvuB2oLfohSrzHu4g"><text:span text:style-name="Internet_20_link">/</text:span></text:a><text:a xlink:type="simple" xlink:href="http://www.google.com/url?q=http%3A%2F%2Fwww.planalto.gov.br%2Fccivil%2Fleis%2FLCP%2FLcp131.htm&amp;sa=D&amp;sntz=1&amp;usg=AFQjCNGbkbooFjFFmbvuB2oLfohSrzHu4g"><text:span text:style-name="Internet_20_link">Lcp</text:span></text:a><text:a xlink:type="simple" xlink:href="http://www.google.com/url?q=http%3A%2F%2Fwww.planalto.gov.br%2Fccivil%2Fleis%2FLCP%2FLcp131.htm&amp;sa=D&amp;sntz=1&amp;usg=AFQjCNGbkbooFjFFmbvuB2oLfohSrzHu4g"><text:span text:style-name="Internet_20_link">131.</text:span></text:a><text:a xlink:type="simple" xlink:href="http://www.google.com/url?q=http%3A%2F%2Fwww.planalto.gov.br%2Fccivil%2Fleis%2FLCP%2FLcp131.htm&amp;sa=D&amp;sntz=1&amp;usg=AFQjCNGbkbooFjFFmbvuB2oLfohSrzHu4g"><text:span text:style-name="Internet_20_link">htm</text:span></text:a><text:span text:style-name="Default_20_Paragraph_20_Font"><text:span text:style-name="T2">&gt;. Acesso em: 25 out 2010.</text:span></text:span></text:p>
        <text:p text:style-name="P10"/>
        <text:p text:style-name="P5"><text:span text:style-name="Default_20_Paragraph_20_Font"><text:span text:style-name="T2">_____. Ministério do Planejamento, Orçamento e Gestão, Secretária de Logística e Tecnologia da Informação - Departamento do Governo Eletrônico. </text:span></text:span><text:span text:style-name="Default_20_Paragraph_20_Font"><text:span text:style-name="T3">Indicadores e Métricas para avaliação de e-Serviços</text:span></text:span><text:span text:style-name="Default_20_Paragraph_20_Font"><text:span text:style-name="T2">. Disponível em : &lt;</text:span></text:span><text:span text:style-name="Default_20_Paragraph_20_Font"><text:span text:style-name="T12">http://www.governoeletronico.gov.br/anexos/indicadores-e-metricas-para-avaliacao-de-e-servicos</text:span></text:span><text:span text:style-name="Default_20_Paragraph_20_Font"><text:span text:style-name="T2">&gt;Acesso em: 5 dez 2010.</text:span></text:span></text:p>
        <text:p text:style-name="P10"/>
        <text:p text:style-name="P5"><text:span text:style-name="Default_20_Paragraph_20_Font"><text:span text:style-name="T2">_____. Ministério do Planejamento, Orçamento e Gestão, Secretária de Logística e Tecnologia da Informação. Ministério da Educação - Secretaria de Educação Profissional e Tecnológica. </text:span></text:span><text:span text:style-name="Default_20_Paragraph_20_Font"><text:span text:style-name="T3">E-mag Modelo de Acessibilidade em Governo Eletrônico</text:span></text:span><text:span text:style-name="Default_20_Paragraph_20_Font"><text:span text:style-name="T2">. Disponível em : &lt;</text:span></text:span><text:a xlink:type="simple" xlink:href="http://www.google.com/url?q=https%3A%2F%2Fwww.governoeletronico.gov.br%2Facoes-e-projetos%2Fe-MAG&amp;sa=D&amp;sntz=1&amp;usg=AFQjCNGoHGn3QtocGuKkqc4BSaQFYIpP9A"><text:span text:style-name="Internet_20_link">https</text:span></text:a><text:a xlink:type="simple" xlink:href="http://www.google.com/url?q=https%3A%2F%2Fwww.governoeletronico.gov.br%2Facoes-e-projetos%2Fe-MAG&amp;sa=D&amp;sntz=1&amp;usg=AFQjCNGoHGn3QtocGuKkqc4BSaQFYIpP9A"><text:span text:style-name="Internet_20_link">://</text:span></text:a><text:a xlink:type="simple" xlink:href="http://www.google.com/url?q=https%3A%2F%2Fwww.governoeletronico.gov.br%2Facoes-e-projetos%2Fe-MAG&amp;sa=D&amp;sntz=1&amp;usg=AFQjCNGoHGn3QtocGuKkqc4BSaQFYIpP9A"><text:span text:style-name="Internet_20_link">www</text:span></text:a><text:a xlink:type="simple" xlink:href="http://www.google.com/url?q=https%3A%2F%2Fwww.governoeletronico.gov.br%2Facoes-e-projetos%2Fe-MAG&amp;sa=D&amp;sntz=1&amp;usg=AFQjCNGoHGn3QtocGuKkqc4BSaQFYIpP9A"><text:span text:style-name="Internet_20_link">.</text:span></text:a><text:a xlink:type="simple" xlink:href="http://www.google.com/url?q=https%3A%2F%2Fwww.governoeletronico.gov.br%2Facoes-e-projetos%2Fe-MAG&amp;sa=D&amp;sntz=1&amp;usg=AFQjCNGoHGn3QtocGuKkqc4BSaQFYIpP9A"><text:span text:style-name="Internet_20_link">governoeletronico</text:span></text:a><text:a xlink:type="simple" xlink:href="http://www.google.com/url?q=https%3A%2F%2Fwww.governoeletronico.gov.br%2Facoes-e-projetos%2Fe-MAG&amp;sa=D&amp;sntz=1&amp;usg=AFQjCNGoHGn3QtocGuKkqc4BSaQFYIpP9A"><text:span text:style-name="Internet_20_link">.</text:span></text:a><text:a xlink:type="simple" xlink:href="http://www.google.com/url?q=https%3A%2F%2Fwww.governoeletronico.gov.br%2Facoes-e-projetos%2Fe-MAG&amp;sa=D&amp;sntz=1&amp;usg=AFQjCNGoHGn3QtocGuKkqc4BSaQFYIpP9A"><text:span text:style-name="Internet_20_link">gov</text:span></text:a><text:a xlink:type="simple" xlink:href="http://www.google.com/url?q=https%3A%2F%2Fwww.governoeletronico.gov.br%2Facoes-e-projetos%2Fe-MAG&amp;sa=D&amp;sntz=1&amp;usg=AFQjCNGoHGn3QtocGuKkqc4BSaQFYIpP9A"><text:span text:style-name="Internet_20_link">.</text:span></text:a><text:a xlink:type="simple" xlink:href="http://www.google.com/url?q=https%3A%2F%2Fwww.governoeletronico.gov.br%2Facoes-e-projetos%2Fe-MAG&amp;sa=D&amp;sntz=1&amp;usg=AFQjCNGoHGn3QtocGuKkqc4BSaQFYIpP9A"><text:span text:style-name="Internet_20_link">br</text:span></text:a><text:a xlink:type="simple" xlink:href="http://www.google.com/url?q=https%3A%2F%2Fwww.governoeletronico.gov.br%2Facoes-e-projetos%2Fe-MAG&amp;sa=D&amp;sntz=1&amp;usg=AFQjCNGoHGn3QtocGuKkqc4BSaQFYIpP9A"><text:span text:style-name="Internet_20_link">/</text:span></text:a><text:a xlink:type="simple" xlink:href="http://www.google.com/url?q=https%3A%2F%2Fwww.governoeletronico.gov.br%2Facoes-e-projetos%2Fe-MAG&amp;sa=D&amp;sntz=1&amp;usg=AFQjCNGoHGn3QtocGuKkqc4BSaQFYIpP9A"><text:span text:style-name="Internet_20_link">acoes</text:span></text:a><text:a xlink:type="simple" xlink:href="http://www.google.com/url?q=https%3A%2F%2Fwww.governoeletronico.gov.br%2Facoes-e-projetos%2Fe-MAG&amp;sa=D&amp;sntz=1&amp;usg=AFQjCNGoHGn3QtocGuKkqc4BSaQFYIpP9A"><text:span text:style-name="Internet_20_link">-</text:span></text:a><text:a xlink:type="simple" xlink:href="http://www.google.com/url?q=https%3A%2F%2Fwww.governoeletronico.gov.br%2Facoes-e-projetos%2Fe-MAG&amp;sa=D&amp;sntz=1&amp;usg=AFQjCNGoHGn3QtocGuKkqc4BSaQFYIpP9A"><text:span text:style-name="Internet_20_link">e</text:span></text:a><text:a xlink:type="simple" xlink:href="http://www.google.com/url?q=https%3A%2F%2Fwww.governoeletronico.gov.br%2Facoes-e-projetos%2Fe-MAG&amp;sa=D&amp;sntz=1&amp;usg=AFQjCNGoHGn3QtocGuKkqc4BSaQFYIpP9A"><text:span text:style-name="Internet_20_link">-</text:span></text:a><text:a xlink:type="simple" xlink:href="http://www.google.com/url?q=https%3A%2F%2Fwww.governoeletronico.gov.br%2Facoes-e-projetos%2Fe-MAG&amp;sa=D&amp;sntz=1&amp;usg=AFQjCNGoHGn3QtocGuKkqc4BSaQFYIpP9A"><text:span text:style-name="Internet_20_link">projetos</text:span></text:a><text:a xlink:type="simple" xlink:href="http://www.google.com/url?q=https%3A%2F%2Fwww.governoeletronico.gov.br%2Facoes-e-projetos%2Fe-MAG&amp;sa=D&amp;sntz=1&amp;usg=AFQjCNGoHGn3QtocGuKkqc4BSaQFYIpP9A"><text:span text:style-name="Internet_20_link">/</text:span></text:a><text:a xlink:type="simple" xlink:href="http://www.google.com/url?q=https%3A%2F%2Fwww.governoeletronico.gov.br%2Facoes-e-projetos%2Fe-MAG&amp;sa=D&amp;sntz=1&amp;usg=AFQjCNGoHGn3QtocGuKkqc4BSaQFYIpP9A"><text:span text:style-name="Internet_20_link">e</text:span></text:a><text:a xlink:type="simple" xlink:href="http://www.google.com/url?q=https%3A%2F%2Fwww.governoeletronico.gov.br%2Facoes-e-projetos%2Fe-MAG&amp;sa=D&amp;sntz=1&amp;usg=AFQjCNGoHGn3QtocGuKkqc4BSaQFYIpP9A"><text:span text:style-name="Internet_20_link">-</text:span></text:a><text:a xlink:type="simple" xlink:href="http://www.google.com/url?q=https%3A%2F%2Fwww.governoeletronico.gov.br%2Facoes-e-projetos%2Fe-MAG&amp;sa=D&amp;sntz=1&amp;usg=AFQjCNGoHGn3QtocGuKkqc4BSaQFYIpP9A"><text:span text:style-name="Internet_20_link">MAG</text:span></text:a><text:span text:style-name="Default_20_Paragraph_20_Font"><text:span text:style-name="T2">&gt; Acesso em: 5 dez 2010.</text:span></text:span></text:p>
        <text:p text:style-name="P10"/>
        <text:p text:style-name="P5"><text:span text:style-name="Default_20_Paragraph_20_Font"><text:span text:style-name="T2">_____. Ministério do Planejamento, Orçamento e Gestão, Secretária de Logística e Tecnologia da Informação - Departamento do Governo Eletrônico. Disponível em: &lt;</text:span></text:span><text:span text:style-name="Default_20_Paragraph_20_Font"><text:span text:style-name="T12">(http://www.governoeletronico.gov.br/acoes-e-projetos/e-ping-padroes-de-interoperabilidade/lista-de-assuntos-do-governo-lag)</text:span></text:span><text:span text:style-name="Default_20_Paragraph_20_Font"><text:span text:style-name="T2">&gt;. Acesso em: 5 de dez 2010.</text:span></text:span></text:p>
        <text:p text:style-name="P10"/>
        <text:p text:style-name="P5"><text:span text:style-name="Default_20_Paragraph_20_Font"><text:span text:style-name="T2">FMI – FUNDO MONETÁRIO INTERNACIONAL (IMF – International Monetary Fund) </text:span></text:span><text:span text:style-name="Default_20_Paragraph_20_Font"><text:span text:style-name="T3">Manual on Fiscal Transparency</text:span></text:span><text:span text:style-name="Default_20_Paragraph_20_Font"><text:span text:style-name="T2"> (1998, Revised Edition 2007). Disponível em: &lt;</text:span></text:span><text:a xlink:type="simple" xlink:href="http://www.google.com/url?q=http%3A%2F%2Fwww.imf.org%2Fexternal%2Fnp%2Fpp%2F2007%2Feng%2F101907m.pdf&amp;sa=D&amp;sntz=1&amp;usg=AFQjCNFNOclntg0_1hm0IxYXhfVHI1TFRA"><text:span text:style-name="Internet_20_link"> </text:span></text:a><text:a xlink:type="simple" xlink:href="http://www.google.com/url?q=http%3A%2F%2Fwww.imf.org%2Fexternal%2Fnp%2Fpp%2F2007%2Feng%2F101907m.pdf&amp;sa=D&amp;sntz=1&amp;usg=AFQjCNFNOclntg0_1hm0IxYXhfVHI1TFRA"><text:span text:style-name="Internet_20_link">http</text:span></text:a><text:a xlink:type="simple" xlink:href="http://www.google.com/url?q=http%3A%2F%2Fwww.imf.org%2Fexternal%2Fnp%2Fpp%2F2007%2Feng%2F101907m.pdf&amp;sa=D&amp;sntz=1&amp;usg=AFQjCNFNOclntg0_1hm0IxYXhfVHI1TFRA"><text:span text:style-name="Internet_20_link">://</text:span></text:a><text:a xlink:type="simple" xlink:href="http://www.google.com/url?q=http%3A%2F%2Fwww.imf.org%2Fexternal%2Fnp%2Fpp%2F2007%2Feng%2F101907m.pdf&amp;sa=D&amp;sntz=1&amp;usg=AFQjCNFNOclntg0_1hm0IxYXhfVHI1TFRA"><text:span text:style-name="Internet_20_link">www</text:span></text:a><text:a xlink:type="simple" xlink:href="http://www.google.com/url?q=http%3A%2F%2Fwww.imf.org%2Fexternal%2Fnp%2Fpp%2F2007%2Feng%2F101907m.pdf&amp;sa=D&amp;sntz=1&amp;usg=AFQjCNFNOclntg0_1hm0IxYXhfVHI1TFRA"><text:span text:style-name="Internet_20_link">.</text:span></text:a><text:a xlink:type="simple" xlink:href="http://www.google.com/url?q=http%3A%2F%2Fwww.imf.org%2Fexternal%2Fnp%2Fpp%2F2007%2Feng%2F101907m.pdf&amp;sa=D&amp;sntz=1&amp;usg=AFQjCNFNOclntg0_1hm0IxYXhfVHI1TFRA"><text:span text:style-name="Internet_20_link">imf</text:span></text:a><text:a xlink:type="simple" xlink:href="http://www.google.com/url?q=http%3A%2F%2Fwww.imf.org%2Fexternal%2Fnp%2Fpp%2F2007%2Feng%2F101907m.pdf&amp;sa=D&amp;sntz=1&amp;usg=AFQjCNFNOclntg0_1hm0IxYXhfVHI1TFRA"><text:span text:style-name="Internet_20_link">.</text:span></text:a><text:a xlink:type="simple" xlink:href="http://www.google.com/url?q=http%3A%2F%2Fwww.imf.org%2Fexternal%2Fnp%2Fpp%2F2007%2Feng%2F101907m.pdf&amp;sa=D&amp;sntz=1&amp;usg=AFQjCNFNOclntg0_1hm0IxYXhfVHI1TFRA"><text:span text:style-name="Internet_20_link">org</text:span></text:a><text:a xlink:type="simple" xlink:href="http://www.google.com/url?q=http%3A%2F%2Fwww.imf.org%2Fexternal%2Fnp%2Fpp%2F2007%2Feng%2F101907m.pdf&amp;sa=D&amp;sntz=1&amp;usg=AFQjCNFNOclntg0_1hm0IxYXhfVHI1TFRA"><text:span text:style-name="Internet_20_link">/</text:span></text:a><text:a xlink:type="simple" xlink:href="http://www.google.com/url?q=http%3A%2F%2Fwww.imf.org%2Fexternal%2Fnp%2Fpp%2F2007%2Feng%2F101907m.pdf&amp;sa=D&amp;sntz=1&amp;usg=AFQjCNFNOclntg0_1hm0IxYXhfVHI1TFRA"><text:span text:style-name="Internet_20_link">external</text:span></text:a><text:a xlink:type="simple" xlink:href="http://www.google.com/url?q=http%3A%2F%2Fwww.imf.org%2Fexternal%2Fnp%2Fpp%2F2007%2Feng%2F101907m.pdf&amp;sa=D&amp;sntz=1&amp;usg=AFQjCNFNOclntg0_1hm0IxYXhfVHI1TFRA"><text:span text:style-name="Internet_20_link">/</text:span></text:a><text:a xlink:type="simple" xlink:href="http://www.google.com/url?q=http%3A%2F%2Fwww.imf.org%2Fexternal%2Fnp%2Fpp%2F2007%2Feng%2F101907m.pdf&amp;sa=D&amp;sntz=1&amp;usg=AFQjCNFNOclntg0_1hm0IxYXhfVHI1TFRA"><text:span text:style-name="Internet_20_link">np</text:span></text:a><text:a xlink:type="simple" xlink:href="http://www.google.com/url?q=http%3A%2F%2Fwww.imf.org%2Fexternal%2Fnp%2Fpp%2F2007%2Feng%2F101907m.pdf&amp;sa=D&amp;sntz=1&amp;usg=AFQjCNFNOclntg0_1hm0IxYXhfVHI1TFRA"><text:span text:style-name="Internet_20_link">/</text:span></text:a><text:a xlink:type="simple" xlink:href="http://www.google.com/url?q=http%3A%2F%2Fwww.imf.org%2Fexternal%2Fnp%2Fpp%2F2007%2Feng%2F101907m.pdf&amp;sa=D&amp;sntz=1&amp;usg=AFQjCNFNOclntg0_1hm0IxYXhfVHI1TFRA"><text:span text:style-name="Internet_20_link">pp</text:span></text:a><text:a xlink:type="simple" xlink:href="http://www.google.com/url?q=http%3A%2F%2Fwww.imf.org%2Fexternal%2Fnp%2Fpp%2F2007%2Feng%2F101907m.pdf&amp;sa=D&amp;sntz=1&amp;usg=AFQjCNFNOclntg0_1hm0IxYXhfVHI1TFRA"><text:span text:style-name="Internet_20_link">/2007/</text:span></text:a><text:a xlink:type="simple" xlink:href="http://www.google.com/url?q=http%3A%2F%2Fwww.imf.org%2Fexternal%2Fnp%2Fpp%2F2007%2Feng%2F101907m.pdf&amp;sa=D&amp;sntz=1&amp;usg=AFQjCNFNOclntg0_1hm0IxYXhfVHI1TFRA"><text:span text:style-name="Internet_20_link">eng</text:span></text:a><text:a xlink:type="simple" xlink:href="http://www.google.com/url?q=http%3A%2F%2Fwww.imf.org%2Fexternal%2Fnp%2Fpp%2F2007%2Feng%2F101907m.pdf&amp;sa=D&amp;sntz=1&amp;usg=AFQjCNFNOclntg0_1hm0IxYXhfVHI1TFRA"><text:span text:style-name="Internet_20_link">/101907</text:span></text:a><text:a xlink:type="simple" xlink:href="http://www.google.com/url?q=http%3A%2F%2Fwww.imf.org%2Fexternal%2Fnp%2Fpp%2F2007%2Feng%2F101907m.pdf&amp;sa=D&amp;sntz=1&amp;usg=AFQjCNFNOclntg0_1hm0IxYXhfVHI1TFRA"><text:span text:style-name="Internet_20_link">m</text:span></text:a><text:a xlink:type="simple" xlink:href="http://www.google.com/url?q=http%3A%2F%2Fwww.imf.org%2Fexternal%2Fnp%2Fpp%2F2007%2Feng%2F101907m.pdf&amp;sa=D&amp;sntz=1&amp;usg=AFQjCNFNOclntg0_1hm0IxYXhfVHI1TFRA"><text:span text:style-name="Internet_20_link">.</text:span></text:a><text:a xlink:type="simple" xlink:href="http://www.google.com/url?q=http%3A%2F%2Fwww.imf.org%2Fexternal%2Fnp%2Fpp%2F2007%2Feng%2F101907m.pdf&amp;sa=D&amp;sntz=1&amp;usg=AFQjCNFNOclntg0_1hm0IxYXhfVHI1TFRA"><text:span text:style-name="Internet_20_link">pdf</text:span></text:a><text:span text:style-name="Default_20_Paragraph_20_Font"><text:span text:style-name="T2">.&gt; Acesso em: 25 out 2010.</text:span></text:span></text:p>
        <text:p text:style-name="P11"/>
        <text:p text:style-name="P5"><text:span text:style-name="Default_20_Paragraph_20_Font"><text:span text:style-name="T2">MATULOVIC, FM. </text:span></text:span><text:span text:style-name="Default_20_Paragraph_20_Font"><text:span text:style-name="T3">e-TOM Escala de Transparência Orçamentária Municipal: Uma proposta e análise de um caso (SÃO CARLOS SP, 2010)</text:span></text:span><text:span text:style-name="Default_20_Paragraph_20_Font"><text:span text:style-name="T2"> (UNESP, Araraquara, 2010). Disponível em: &lt;</text:span></text:span><text:a xlink:type="simple" xlink:href="http://franciscomatelli.com/wp-content/uploads/2011/03/2011-01-20-E-TOM-ESCALA-DE-TRANSPARENCIAMATULOVICFM.pdf"><text:span text:style-name="Internet_20_link"><text:span text:style-name="T5">http://franciscomatelli.com/wp-content/uploads/2011/03/2011-01-20-E-TOM-ESCALA-DE-TRANSPARENCIAMATULOVICFM.pdf</text:span></text:span></text:a><text:span text:style-name="Default_20_Paragraph_20_Font"><text:span text:style-name="T2">&gt; Acesso em: 25 fev 2011.</text:span></text:span></text:p>
        <text:p text:style-name="P11"/>
        <text:p text:style-name="P5"><text:span text:style-name="Default_20_Paragraph_20_Font"><text:span text:style-name="T2">OCDE (2008). </text:span></text:span><text:span text:style-name="Default_20_Paragraph_20_Font"><text:span text:style-name="T3">Melhores práticas da OCDE para a Transparência Orçamentária.</text:span></text:span><text:span text:style-name="Default_20_Paragraph_20_Font"><text:span text:style-name="T2"> Disponível em: &lt;</text:span></text:span><text:a xlink:type="simple" xlink:href="http://www.google.com/url?q=http%3A%2F%2Fwww.oecd.org%2Fdataoecd%2F62%2F24%2F41549036.pdf&amp;sa=D&amp;sntz=1&amp;usg=AFQjCNEwWf6gEEsvLnSIQHR3y-CcVqD97g"><text:span text:style-name="Internet_20_link">http</text:span></text:a><text:a xlink:type="simple" xlink:href="http://www.google.com/url?q=http%3A%2F%2Fwww.oecd.org%2Fdataoecd%2F62%2F24%2F41549036.pdf&amp;sa=D&amp;sntz=1&amp;usg=AFQjCNEwWf6gEEsvLnSIQHR3y-CcVqD97g"><text:span text:style-name="Internet_20_link">://</text:span></text:a><text:a xlink:type="simple" xlink:href="http://www.google.com/url?q=http%3A%2F%2Fwww.oecd.org%2Fdataoecd%2F62%2F24%2F41549036.pdf&amp;sa=D&amp;sntz=1&amp;usg=AFQjCNEwWf6gEEsvLnSIQHR3y-CcVqD97g"><text:span text:style-name="Internet_20_link">www</text:span></text:a><text:a xlink:type="simple" xlink:href="http://www.google.com/url?q=http%3A%2F%2Fwww.oecd.org%2Fdataoecd%2F62%2F24%2F41549036.pdf&amp;sa=D&amp;sntz=1&amp;usg=AFQjCNEwWf6gEEsvLnSIQHR3y-CcVqD97g"><text:span text:style-name="Internet_20_link">.</text:span></text:a><text:a xlink:type="simple" xlink:href="http://www.google.com/url?q=http%3A%2F%2Fwww.oecd.org%2Fdataoecd%2F62%2F24%2F41549036.pdf&amp;sa=D&amp;sntz=1&amp;usg=AFQjCNEwWf6gEEsvLnSIQHR3y-CcVqD97g"><text:span text:style-name="Internet_20_link">oecd</text:span></text:a><text:a xlink:type="simple" xlink:href="http://www.google.com/url?q=http%3A%2F%2Fwww.oecd.org%2Fdataoecd%2F62%2F24%2F41549036.pdf&amp;sa=D&amp;sntz=1&amp;usg=AFQjCNEwWf6gEEsvLnSIQHR3y-CcVqD97g"><text:span text:style-name="Internet_20_link">.</text:span></text:a><text:a xlink:type="simple" xlink:href="http://www.google.com/url?q=http%3A%2F%2Fwww.oecd.org%2Fdataoecd%2F62%2F24%2F41549036.pdf&amp;sa=D&amp;sntz=1&amp;usg=AFQjCNEwWf6gEEsvLnSIQHR3y-CcVqD97g"><text:span text:style-name="Internet_20_link">org</text:span></text:a><text:a xlink:type="simple" xlink:href="http://www.google.com/url?q=http%3A%2F%2Fwww.oecd.org%2Fdataoecd%2F62%2F24%2F41549036.pdf&amp;sa=D&amp;sntz=1&amp;usg=AFQjCNEwWf6gEEsvLnSIQHR3y-CcVqD97g"><text:span text:style-name="Internet_20_link">/</text:span></text:a><text:a xlink:type="simple" xlink:href="http://www.google.com/url?q=http%3A%2F%2Fwww.oecd.org%2Fdataoecd%2F62%2F24%2F41549036.pdf&amp;sa=D&amp;sntz=1&amp;usg=AFQjCNEwWf6gEEsvLnSIQHR3y-CcVqD97g"><text:span text:style-name="Internet_20_link">dataoecd</text:span></text:a><text:a xlink:type="simple" xlink:href="http://www.google.com/url?q=http%3A%2F%2Fwww.oecd.org%2Fdataoecd%2F62%2F24%2F41549036.pdf&amp;sa=D&amp;sntz=1&amp;usg=AFQjCNEwWf6gEEsvLnSIQHR3y-CcVqD97g"><text:span text:style-name="Internet_20_link">/62/24/41549036.</text:span></text:a><text:a xlink:type="simple" xlink:href="http://www.google.com/url?q=http%3A%2F%2Fwww.oecd.org%2Fdataoecd%2F62%2F24%2F41549036.pdf&amp;sa=D&amp;sntz=1&amp;usg=AFQjCNEwWf6gEEsvLnSIQHR3y-CcVqD97g"><text:span text:style-name="Internet_20_link">pdf</text:span></text:a><text:span text:style-name="Default_20_Paragraph_20_Font"><text:span text:style-name="T2"> &gt; Acesso em: 25 out 2010.</text:span></text:span></text:p>
        <text:p text:style-name="P11"/>
        <text:p text:style-name="P6"><text:span text:style-name="Default_20_Paragraph_20_Font"><text:span text:style-name="T2">PIRES, VA. Transparência Orçamentária Municipal via Internet (TOM Web) no contexto do revigoramento democrático e republicano: uma proposta, Araraquara, 2010b. Disponível em: &lt;</text:span></text:span><text:a xlink:type="simple" xlink:href="http://www.esaf.fazenda.gov.br/esafsite/premios/SOF/sof_2010/arquivos/Tema_1_1_Lugar_Valdemir_Aparecido_Pires.pdf"><text:span text:style-name="Internet_20_link"><text:span text:style-name="T5">http://www.esaf.fazenda.gov.br/esafsite/premios/SOF/sof_2010/arquivos/Tema_1_1_Lugar_Valdemir_Aparecido_Pires.pdf</text:span></text:span></text:a><text:span text:style-name="Default_20_Paragraph_20_Font"><text:span text:style-name="T2">&gt; Acesso em:17 jan 2011.</text:span></text:span></text:p>
        <text:p text:style-name="P6"><text:span text:style-name="Default_20_Paragraph_20_Font"><text:span text:style-name="T2"/></text:span></text:p>
        <text:p text:style-name="P11"/>
        <text:p text:style-name="P6"><text:soft-page-break/><text:span text:style-name="Default_20_Paragraph_20_Font"><text:span text:style-name="T2">PIRES, TIBALA, COELHO. Transparência orçamentária municipal via web (TOM Web) após a Lei Complementar 131/09: os casos da Região Administrativa Central do Estado de São Paulo. GPCGP UNESP Araraquara, 2010a</text:span></text:span></text:p>
        <text:p text:style-name="P6"><text:span text:style-name="Default_20_Paragraph_20_Font"><text:span text:style-name="T2"/></text:span></text:p>
        <text:p text:style-name="P11"/>
        <text:p text:style-name="P6"><text:span text:style-name="Default_20_Paragraph_20_Font"><text:span text:style-name="T2">WIKIPEDIA. Desenvolvido pela Wikimedia Foundation. Apresenta conteúdo enciclopédico. Disponível em: &lt;</text:span></text:span><text:a xlink:type="simple" xlink:href="http://www.google.com/url?q=http%3A%2F%2Fpt.wikipedia.org%2Fwiki%2FS%25C3%25A3o_Carlos_(S%25C3%25A3o_Paulo)&amp;sa=D&amp;sntz=1&amp;usg=AFQjCNGrxy_Xda8HUd_49F7hrkF8WAL7UQ"><text:span text:style-name="Internet_20_link">http</text:span></text:a><text:a xlink:type="simple" xlink:href="http://www.google.com/url?q=http%3A%2F%2Fpt.wikipedia.org%2Fwiki%2FS%25C3%25A3o_Carlos_(S%25C3%25A3o_Paulo)&amp;sa=D&amp;sntz=1&amp;usg=AFQjCNGrxy_Xda8HUd_49F7hrkF8WAL7UQ"><text:span text:style-name="Internet_20_link">://</text:span></text:a><text:a xlink:type="simple" xlink:href="http://www.google.com/url?q=http%3A%2F%2Fpt.wikipedia.org%2Fwiki%2FS%25C3%25A3o_Carlos_(S%25C3%25A3o_Paulo)&amp;sa=D&amp;sntz=1&amp;usg=AFQjCNGrxy_Xda8HUd_49F7hrkF8WAL7UQ"><text:span text:style-name="Internet_20_link">pt</text:span></text:a><text:a xlink:type="simple" xlink:href="http://www.google.com/url?q=http%3A%2F%2Fpt.wikipedia.org%2Fwiki%2FS%25C3%25A3o_Carlos_(S%25C3%25A3o_Paulo)&amp;sa=D&amp;sntz=1&amp;usg=AFQjCNGrxy_Xda8HUd_49F7hrkF8WAL7UQ"><text:span text:style-name="Internet_20_link">.</text:span></text:a><text:a xlink:type="simple" xlink:href="http://www.google.com/url?q=http%3A%2F%2Fpt.wikipedia.org%2Fwiki%2FS%25C3%25A3o_Carlos_(S%25C3%25A3o_Paulo)&amp;sa=D&amp;sntz=1&amp;usg=AFQjCNGrxy_Xda8HUd_49F7hrkF8WAL7UQ"><text:span text:style-name="Internet_20_link">wikipedia</text:span></text:a><text:a xlink:type="simple" xlink:href="http://www.google.com/url?q=http%3A%2F%2Fpt.wikipedia.org%2Fwiki%2FS%25C3%25A3o_Carlos_(S%25C3%25A3o_Paulo)&amp;sa=D&amp;sntz=1&amp;usg=AFQjCNGrxy_Xda8HUd_49F7hrkF8WAL7UQ"><text:span text:style-name="Internet_20_link">.</text:span></text:a><text:a xlink:type="simple" xlink:href="http://www.google.com/url?q=http%3A%2F%2Fpt.wikipedia.org%2Fwiki%2FS%25C3%25A3o_Carlos_(S%25C3%25A3o_Paulo)&amp;sa=D&amp;sntz=1&amp;usg=AFQjCNGrxy_Xda8HUd_49F7hrkF8WAL7UQ"><text:span text:style-name="Internet_20_link">org</text:span></text:a><text:a xlink:type="simple" xlink:href="http://www.google.com/url?q=http%3A%2F%2Fpt.wikipedia.org%2Fwiki%2FS%25C3%25A3o_Carlos_(S%25C3%25A3o_Paulo)&amp;sa=D&amp;sntz=1&amp;usg=AFQjCNGrxy_Xda8HUd_49F7hrkF8WAL7UQ"><text:span text:style-name="Internet_20_link">/</text:span></text:a><text:a xlink:type="simple" xlink:href="http://www.google.com/url?q=http%3A%2F%2Fpt.wikipedia.org%2Fwiki%2FS%25C3%25A3o_Carlos_(S%25C3%25A3o_Paulo)&amp;sa=D&amp;sntz=1&amp;usg=AFQjCNGrxy_Xda8HUd_49F7hrkF8WAL7UQ"><text:span text:style-name="Internet_20_link">wiki</text:span></text:a><text:a xlink:type="simple" xlink:href="http://www.google.com/url?q=http%3A%2F%2Fpt.wikipedia.org%2Fwiki%2FS%25C3%25A3o_Carlos_(S%25C3%25A3o_Paulo)&amp;sa=D&amp;sntz=1&amp;usg=AFQjCNGrxy_Xda8HUd_49F7hrkF8WAL7UQ"><text:span text:style-name="Internet_20_link">/</text:span></text:a><text:a xlink:type="simple" xlink:href="http://www.google.com/url?q=http%3A%2F%2Fpt.wikipedia.org%2Fwiki%2FS%25C3%25A3o_Carlos_(S%25C3%25A3o_Paulo)&amp;sa=D&amp;sntz=1&amp;usg=AFQjCNGrxy_Xda8HUd_49F7hrkF8WAL7UQ"><text:span text:style-name="Internet_20_link">S</text:span></text:a><text:a xlink:type="simple" xlink:href="http://www.google.com/url?q=http%3A%2F%2Fpt.wikipedia.org%2Fwiki%2FS%25C3%25A3o_Carlos_(S%25C3%25A3o_Paulo)&amp;sa=D&amp;sntz=1&amp;usg=AFQjCNGrxy_Xda8HUd_49F7hrkF8WAL7UQ"><text:span text:style-name="Internet_20_link">%</text:span></text:a><text:a xlink:type="simple" xlink:href="http://www.google.com/url?q=http%3A%2F%2Fpt.wikipedia.org%2Fwiki%2FS%25C3%25A3o_Carlos_(S%25C3%25A3o_Paulo)&amp;sa=D&amp;sntz=1&amp;usg=AFQjCNGrxy_Xda8HUd_49F7hrkF8WAL7UQ"><text:span text:style-name="Internet_20_link">C</text:span></text:a><text:a xlink:type="simple" xlink:href="http://www.google.com/url?q=http%3A%2F%2Fpt.wikipedia.org%2Fwiki%2FS%25C3%25A3o_Carlos_(S%25C3%25A3o_Paulo)&amp;sa=D&amp;sntz=1&amp;usg=AFQjCNGrxy_Xda8HUd_49F7hrkF8WAL7UQ"><text:span text:style-name="Internet_20_link">3%</text:span></text:a><text:a xlink:type="simple" xlink:href="http://www.google.com/url?q=http%3A%2F%2Fpt.wikipedia.org%2Fwiki%2FS%25C3%25A3o_Carlos_(S%25C3%25A3o_Paulo)&amp;sa=D&amp;sntz=1&amp;usg=AFQjCNGrxy_Xda8HUd_49F7hrkF8WAL7UQ"><text:span text:style-name="Internet_20_link">A</text:span></text:a><text:a xlink:type="simple" xlink:href="http://www.google.com/url?q=http%3A%2F%2Fpt.wikipedia.org%2Fwiki%2FS%25C3%25A3o_Carlos_(S%25C3%25A3o_Paulo)&amp;sa=D&amp;sntz=1&amp;usg=AFQjCNGrxy_Xda8HUd_49F7hrkF8WAL7UQ"><text:span text:style-name="Internet_20_link">3</text:span></text:a><text:a xlink:type="simple" xlink:href="http://www.google.com/url?q=http%3A%2F%2Fpt.wikipedia.org%2Fwiki%2FS%25C3%25A3o_Carlos_(S%25C3%25A3o_Paulo)&amp;sa=D&amp;sntz=1&amp;usg=AFQjCNGrxy_Xda8HUd_49F7hrkF8WAL7UQ"><text:span text:style-name="Internet_20_link">o</text:span></text:a><text:a xlink:type="simple" xlink:href="http://www.google.com/url?q=http%3A%2F%2Fpt.wikipedia.org%2Fwiki%2FS%25C3%25A3o_Carlos_(S%25C3%25A3o_Paulo)&amp;sa=D&amp;sntz=1&amp;usg=AFQjCNGrxy_Xda8HUd_49F7hrkF8WAL7UQ"><text:span text:style-name="Internet_20_link">_</text:span></text:a><text:a xlink:type="simple" xlink:href="http://www.google.com/url?q=http%3A%2F%2Fpt.wikipedia.org%2Fwiki%2FS%25C3%25A3o_Carlos_(S%25C3%25A3o_Paulo)&amp;sa=D&amp;sntz=1&amp;usg=AFQjCNGrxy_Xda8HUd_49F7hrkF8WAL7UQ"><text:span text:style-name="Internet_20_link">Carlos</text:span></text:a><text:a xlink:type="simple" xlink:href="http://www.google.com/url?q=http%3A%2F%2Fpt.wikipedia.org%2Fwiki%2FS%25C3%25A3o_Carlos_(S%25C3%25A3o_Paulo)&amp;sa=D&amp;sntz=1&amp;usg=AFQjCNGrxy_Xda8HUd_49F7hrkF8WAL7UQ"><text:span text:style-name="Internet_20_link">_(</text:span></text:a><text:a xlink:type="simple" xlink:href="http://www.google.com/url?q=http%3A%2F%2Fpt.wikipedia.org%2Fwiki%2FS%25C3%25A3o_Carlos_(S%25C3%25A3o_Paulo)&amp;sa=D&amp;sntz=1&amp;usg=AFQjCNGrxy_Xda8HUd_49F7hrkF8WAL7UQ"><text:span text:style-name="Internet_20_link">S</text:span></text:a><text:a xlink:type="simple" xlink:href="http://www.google.com/url?q=http%3A%2F%2Fpt.wikipedia.org%2Fwiki%2FS%25C3%25A3o_Carlos_(S%25C3%25A3o_Paulo)&amp;sa=D&amp;sntz=1&amp;usg=AFQjCNGrxy_Xda8HUd_49F7hrkF8WAL7UQ"><text:span text:style-name="Internet_20_link">%</text:span></text:a><text:a xlink:type="simple" xlink:href="http://www.google.com/url?q=http%3A%2F%2Fpt.wikipedia.org%2Fwiki%2FS%25C3%25A3o_Carlos_(S%25C3%25A3o_Paulo)&amp;sa=D&amp;sntz=1&amp;usg=AFQjCNGrxy_Xda8HUd_49F7hrkF8WAL7UQ"><text:span text:style-name="Internet_20_link">C</text:span></text:a><text:a xlink:type="simple" xlink:href="http://www.google.com/url?q=http%3A%2F%2Fpt.wikipedia.org%2Fwiki%2FS%25C3%25A3o_Carlos_(S%25C3%25A3o_Paulo)&amp;sa=D&amp;sntz=1&amp;usg=AFQjCNGrxy_Xda8HUd_49F7hrkF8WAL7UQ"><text:span text:style-name="Internet_20_link">3%</text:span></text:a><text:a xlink:type="simple" xlink:href="http://www.google.com/url?q=http%3A%2F%2Fpt.wikipedia.org%2Fwiki%2FS%25C3%25A3o_Carlos_(S%25C3%25A3o_Paulo)&amp;sa=D&amp;sntz=1&amp;usg=AFQjCNGrxy_Xda8HUd_49F7hrkF8WAL7UQ"><text:span text:style-name="Internet_20_link">A</text:span></text:a><text:a xlink:type="simple" xlink:href="http://www.google.com/url?q=http%3A%2F%2Fpt.wikipedia.org%2Fwiki%2FS%25C3%25A3o_Carlos_(S%25C3%25A3o_Paulo)&amp;sa=D&amp;sntz=1&amp;usg=AFQjCNGrxy_Xda8HUd_49F7hrkF8WAL7UQ"><text:span text:style-name="Internet_20_link">3</text:span></text:a><text:a xlink:type="simple" xlink:href="http://www.google.com/url?q=http%3A%2F%2Fpt.wikipedia.org%2Fwiki%2FS%25C3%25A3o_Carlos_(S%25C3%25A3o_Paulo)&amp;sa=D&amp;sntz=1&amp;usg=AFQjCNGrxy_Xda8HUd_49F7hrkF8WAL7UQ"><text:span text:style-name="Internet_20_link">o</text:span></text:a><text:a xlink:type="simple" xlink:href="http://www.google.com/url?q=http%3A%2F%2Fpt.wikipedia.org%2Fwiki%2FS%25C3%25A3o_Carlos_(S%25C3%25A3o_Paulo)&amp;sa=D&amp;sntz=1&amp;usg=AFQjCNGrxy_Xda8HUd_49F7hrkF8WAL7UQ"><text:span text:style-name="Internet_20_link">_</text:span></text:a><text:a xlink:type="simple" xlink:href="http://www.google.com/url?q=http%3A%2F%2Fpt.wikipedia.org%2Fwiki%2FS%25C3%25A3o_Carlos_(S%25C3%25A3o_Paulo)&amp;sa=D&amp;sntz=1&amp;usg=AFQjCNGrxy_Xda8HUd_49F7hrkF8WAL7UQ"><text:span text:style-name="Internet_20_link">Paulo</text:span></text:a><text:a xlink:type="simple" xlink:href="http://www.google.com/url?q=http%3A%2F%2Fpt.wikipedia.org%2Fwiki%2FS%25C3%25A3o_Carlos_(S%25C3%25A3o_Paulo)&amp;sa=D&amp;sntz=1&amp;usg=AFQjCNGrxy_Xda8HUd_49F7hrkF8WAL7UQ"><text:span text:style-name="Internet_20_link">)</text:span></text:a><text:span text:style-name="Default_20_Paragraph_20_Font"><text:span text:style-name="T2">&gt;. Acesso em: 25 out 2010.</text:span></text:span></text:p>
        <text:p text:style-name="P11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1.251cm" fo:text-indent="0cm" style:auto-text-indent="false" fo:background-color="transparent">
        <style:background-image/>
      </style:paragraph-properties>
      <style:text-properties fo:text-transform="uppercas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251cm" fo:margin-bottom="1.251cm" fo:text-align="justify" style:justify-single-word="false" fo:text-indent="0cm" style:auto-text-indent="false"/>
      <style:text-properties fo:font-size="12pt" fo:font-style="normal" fo:font-weight="bold" style:font-size-asian="12pt" style:font-style-asian="normal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style>
    <style:style style:name="No_20_List" style:display-name="No Lis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style>
    <style:style style:name="ListStyle" style:family="paragraph" style:parent-style-name="Standard">
      <style:paragraph-properties fo:margin-left="0cm" fo:margin-right="0cm" fo:line-height="150%" fo:text-indent="1.251cm" style:auto-text-indent="false"/>
    </style:style>
    <style:style style:name="Fonte_20_ABNT" style:display-name="Fonte ABNT" style:family="paragraph" style:parent-style-name="ListStyle">
      <style:paragraph-properties fo:line-height="200%" fo:text-align="justify" style:justify-single-word="false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1.251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text-transform="uppercase" style:font-name="Arial"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011cm" style:type="right" style:leader-style="dotted" style:leader-text="."/>
        </style:tab-stops>
      </style:paragraph-properties>
      <style:text-properties style:font-name="Arial"/>
    </style:style>
    <style:style style:name="Table_20_Contents" style:display-name="Table Contents" style:family="paragraph" style:parent-style-name="Standard" style:class="extra">
      <style:paragraph-properties fo:margin-left="0.25cm" fo:margin-right="0cm" fo:margin-top="0.25cm" fo:margin-bottom="0.25cm" fo:line-height="150%" fo:text-indent="0cm" style:auto-text-indent="false" text:number-lines="false" text:line-number="0"/>
      <style:text-properties style:font-name="Arial"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top="0cm" fo:margin-bottom="0cm" fo:line-height="150%" fo:text-align="center" style:justify-single-word="false" text:number-lines="false" text:line-number="0"/>
      <style:text-properties style:font-name="Arial"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  <style:text-properties style:font-name="Arial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Frame_20_contents" style:display-name="Frame contents" style:family="paragraph" style:parent-style-name="Text_20_body" style:class="extra"/>
    <style:style style:name="Citação_20_Longa" style:display-name="Citação Longa" style:family="paragraph" style:parent-style-name="Standard">
      <style:paragraph-properties fo:margin-left="4.001cm" fo:margin-right="0cm" fo:margin-top="0cm" fo:margin-bottom="0cm" fo:line-height="150%" fo:text-align="justify" style:justify-single-word="false" fo:text-indent="0cm" style:auto-text-indent="false"/>
      <style:text-properties style:font-name="Arial" fo:font-size="10pt" style:font-size-asian="10pt"/>
    </style:style>
    <style:style style:name="Fonte_20_ABNT_20_link" style:display-name="Fonte ABNT link" style:family="paragraph" style:parent-style-name="Fonte_20_ABNT">
      <style:paragraph-properties fo:margin-left="0cm" fo:margin-right="0cm" fo:text-indent="0cm" style:auto-text-indent="false"/>
      <style:text-properties fo:color="#000080" style:text-underline-style="solid" style:text-underline-width="auto" style:text-underline-color="font-color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2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1.27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72cm" fo:margin-left="0cm" fo:margin-right="0cm" fo:margin-bottom="0.873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972cm" fo:margin-bottom="2cm" fo:margin-left="3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_20_left"><text:page-number text:select-page="current">10</text:page-number></text:p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Francisco Matelli</dc:creator>
    <dc:date>2011-03-01T10:00:21</dc:date>
    <meta:print-date>2010-12-09T00:19:00</meta:print-date>
    <meta:editing-cycles>54</meta:editing-cycles>
    <meta:editing-duration>PT79H26M40S</meta:editing-duration>
    <meta:generator>OpenOffice.org/3.2$Linux OpenOffice.org_project/320m12$Build-9483</meta:generator>
    <meta:document-statistic meta:table-count="0" meta:image-count="0" meta:object-count="0" meta:page-count="10" meta:paragraph-count="57" meta:word-count="1334" meta:character-count="9715"/>
    <meta:user-defined meta:name="Info 1"/>
    <meta:user-defined meta:name="Info 2"/>
    <meta:user-defined meta:name="Info 3"/>
    <meta:user-defined meta:name="Info 4"/>
  </office:meta>
</office:document-meta>
</file>